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pr1" style:family="presentation" style:parent-style-name="Default-title">
      <style:graphic-properties fo:min-height="3.473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style:writing-mode="lr-tb"/>
      <style:text-properties fo:color="#2a6099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style:paragraph-properties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text-properties fo:font-weight="bold" style:font-weight-asian="bold" style:font-weight-complex="bold"/>
    </style:style>
    <style:style style:name="P8" style:family="paragraph">
      <style:paragraph-properties style:writing-mode="lr-tb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465a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position="-33% 58%" fo:font-style="italic" style:font-style-asian="italic" style:font-style-complex="italic"/>
    </style:style>
    <style:style style:name="T5" style:family="text">
      <style:text-properties style:text-position="0% 100%"/>
    </style:style>
    <style:style style:name="T6" style:family="text">
      <style:text-properties style:text-position="0% 100%" fo:font-style="italic" style:font-style-asian="italic" style:font-style-complex="italic"/>
    </style:style>
    <style:style style:name="T7" style:family="text">
      <style:text-properties style:text-position="0% 100%" fo:font-style="italic" style:text-underline-style="none" style:font-style-asian="italic" style:font-style-complex="italic"/>
    </style:style>
    <style:style style:name="T8" style:family="text">
      <style:text-properties style:text-position="-33% 58%" fo:font-style="italic" style:text-underline-style="none" style:font-style-asian="italic" style:font-style-complex="italic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473cm" svg:x="1.4cm" svg:y="1.199cm" presentation:class="title" presentation:user-transformed="true">
          <draw:text-box>
            <text:p>Составление расписания<text:line-break/>уборки снега</text:p>
          </draw:text-box>
        </draw:frame>
        <draw:frame presentation:style-name="pr2" draw:text-style-name="P2" draw:layer="layout" svg:width="25.199cm" svg:height="9.134cm" svg:x="1.4cm" svg:y="4.836cm" presentation:class="subtitle" presentation:user-transformed="true">
          <draw:text-box>
            <text:p>Глеб Позняк</text:p>
            <text:p><text:s text:c="2"/>Алексей Войделевич</text:p>
            <text:p/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1.549cm" svg:x="1.4cm" svg:y="1.27cm" presentation:class="outline" presentation:user-transformed="true">
          <draw:text-box>
            <text:list text:style-name="L2">
              <text:list-header>
                <text:p><text:span text:style-name="T1">Предложенное решение</text:span></text:p>
                <text:p>web-приложение для автоматического составления расписания уборки снега с учётом ресурсных ограничений и мультимодальным выполнением работ</text:p>
                <text:p/>
                <text:p><text:span text:style-name="T2">https://snow-cleaning-schedule.streamlit.app</text:span>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5" draw:layer="layout" svg:width="25.199cm" svg:height="11.803cm" svg:x="1.4cm" svg:y="1.016cm" presentation:class="outline" presentation:user-transformed="true">
          <draw:text-box>
            <text:list text:style-name="L2">
              <text:list-header>
                <text:p><text:span text:style-name="T1">Математическая модель</text:span></text:p>
              </text:list-header>
              <text:list-item>
                <text:p><text:span text:style-name="T3">f</text:span><text:span text:style-name="T4">i</text:span><text:span text:style-name="T5"> – время окончания уборки </text:span><text:span text:style-name="T6">i</text:span><text:span text:style-name="T5">-ой территории</text:span></text:p>
              </text:list-item>
              <text:list-item>
                <text:p><text:span text:style-name="T6">w</text:span><text:span text:style-name="T4">i</text:span><text:span text:style-name="T5"> – приоритет </text:span><text:span text:style-name="T6">i</text:span><text:span text:style-name="T5">-ой территории</text:span></text:p>
                <text:p text:style-name="P4"><text:span text:style-name="T5"/></text:p>
                <text:p text:style-name="P4"><text:span text:style-name="T7">f</text:span><text:span text:style-name="T8">1</text:span><text:span text:style-name="T7"> * w</text:span><text:span text:style-name="T8">1</text:span><text:span text:style-name="T7"> + f</text:span><text:span text:style-name="T8">2</text:span><text:span text:style-name="T7"> * w</text:span><text:span text:style-name="T8">2</text:span><text:span text:style-name="T7"> +...+ f</text:span><text:span text:style-name="T8">n</text:span><text:span text:style-name="T7"> * w</text:span><text:span text:style-name="T8">n</text:span><text:span text:style-name="T5"> <text:s text:c="8"/>max <text:s/></text:span><text:span text:style-name="T5"><text:tab/></text:span></text:p>
              </text:list-item>
            </text:list>
          </draw:text-box>
        </draw:frame>
        <draw:line draw:style-name="gr2" draw:text-style-name="P6" draw:layer="layout" svg:x1="18.728cm" svg:y1="8.966cm" svg:x2="20.506cm" svg:y2="8.966cm">
          <text:p/>
        </draw:lin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text-style-name="P5" draw:layer="layout" svg:width="25.199cm" svg:height="11.295cm" svg:x="1.4cm" svg:y="1.524cm" presentation:class="outline" presentation:user-transformed="true">
          <draw:text-box>
            <text:list text:style-name="L2">
              <text:list-header>
                <text:p><text:span text:style-name="T1">Для реализации приложения потребуется:</text:span></text:p>
              </text:list-header>
              <text:list-item>
                <text:p><text:span text:style-name="T9">месяц работы 1 Frontend и 1 Backend </text:span><text:span text:style-name="T9">программистов, дизайнера и бизнес-аналитика</text:span></text:p>
              </text:list-item>
              <text:list-item>
                <text:p><text:span text:style-name="T9">4 * 1800$ = 7200$</text:span></text:p>
                <text:p><text:span text:style-name="T1"/></text:p>
                <text:p><text:span text:style-name="T1">Приложение не требует:</text:span></text:p>
              </text:list-item>
              <text:list-item>
                <text:p>обучения большого количества людей</text:p>
              </text:list-item>
              <text:list-item>
                <text:p>проведения маркетинговой кампании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text-style-name="P8" draw:layer="layout" svg:width="25.199cm" svg:height="2.629cm" svg:x="1.4cm" svg:y="5.628cm" presentation:class="title" presentation:user-transformed="true">
          <draw:text-box>
            <text:p text:style-name="P7"><text:span text:style-name="T1">Спасибо за внимание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1-11T17:59:02.541710851</meta:creation-date>
    <dc:date>2023-11-11T21:58:38.121591383</dc:date>
    <meta:editing-duration>PT2M13S</meta:editing-duration>
    <meta:editing-cycles>2</meta:editing-cycles>
    <meta:generator>LibreOffice/6.4.7.2$Linux_X86_64 LibreOffice_project/40$Build-2</meta:generator>
    <meta:document-statistic meta:object-count="38"/>
  </office:meta>
</office:document-meta>
</file>